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77ef7" style:font-size-asian="12pt" style:font-size-complex="12pt"/>
    </style:style>
    <style:style style:name="P4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7e1f4" style:font-size-asian="12pt" style:font-size-complex="12pt"/>
    </style:style>
    <style:style style:name="P5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97e5f" style:font-size-asian="12pt" style:font-size-complex="12pt"/>
    </style:style>
    <style:style style:name="P6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9e1a0" style:font-size-asian="12pt" style:font-size-complex="12pt"/>
    </style:style>
    <style:style style:name="T1" style:family="text">
      <style:text-properties officeooo:rsid="001764cd"/>
    </style:style>
    <style:style style:name="T2" style:family="text">
      <style:text-properties officeooo:rsid="0017e1f4"/>
    </style:style>
    <style:style style:name="T3" style:family="text">
      <style:text-properties officeooo:rsid="00197e5f"/>
    </style:style>
    <style:style style:name="T4" style:family="text">
      <style:text-properties officeooo:rsid="0019e1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ndo Dados I<text:span text:style-name="T1">V</text:span></text:p>
      <text:p text:style-name="P2"/>
      <text:list xml:id="list577993581" text:style-name="L1">
        <text:list-item>
          <text:p text:style-name="P3">nome_dataframe.sum(): soma os dados de um tipo de dado ou concatena valores não numéricos.</text:p>
        </text:list-item>
        <text:list-item>
          <text:p text:style-name="P3">nome_dataframe.mean(): calcula a mediana das colunas numéricas</text:p>
        </text:list-item>
        <text:list-item>
          <text:p text:style-name="P3">axis=1 considera os dados na vertical, axis=0 considera os dados na vertical</text:p>
        </text:list-item>
        <text:list-item>
          <text:p text:style-name="P3">nome_dataframe.std(): calcula o desvio padrão das colunas numéricas</text:p>
        </text:list-item>
        <text:list-item>
          <text:p text:style-name="P3">nome_dataframe.describe(): Calcula estatísticas descritivas para <text:s/>colunas numéricas</text:p>
        </text:list-item>
        <text:list-item>
          <text:p text:style-name="P3">nome_dataframe.mode(): Calcula a moda dos dados numéricos</text:p>
        </text:list-item>
        <text:list-item>
          <text:p text:style-name="P3">nome_dataframe.max(): Retorna o valor máximo por coluna</text:p>
        </text:list-item>
        <text:list-item>
          <text:p text:style-name="P3">nome_dataframe.min(): retorna o valor mínimo por coluna</text:p>
        </text:list-item>
        <text:list-item>
          <text:p text:style-name="P3">nome_dataframe.nunique(): retorna o número de valores únicos por coluna</text:p>
        </text:list-item>
        <text:list-item>
          <text:p text:style-name="P3">nome_dataframe[‘nomedacoluna’].value_counts(): retorna os valores únicos de uma coluna específica</text:p>
        </text:list-item>
        <text:list-item>
          <text:p text:style-name="P4">nome_dataframe.<text:span text:style-name="T2">groupby(‘coluna’)[‘coluna’].sum(): Agrupa dados por coluna e soma os dados de uma coluna específica</text:span></text:p>
        </text:list-item>
        <text:list-item>
          <text:p text:style-name="P5">nome_dataframe.<text:span text:style-name="T3">corr(): retorna a correlação entre as variáveis.</text:span></text:p>
        </text:list-item>
        <text:list-item>
          <text:p text:style-name="P6">nome_dataframe.<text:span text:style-name="T4">merge[</text:span>nome_dataframe<text:span text:style-name="T4">2, on = ‘coluna’, how = ‘left’]: junta dois dataframes difer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19:59:05.236509509</dc:date>
    <meta:editing-duration>PT44M2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4" meta:character-count="1024" meta:non-whitespace-character-count="916"/>
  </office:meta>
</office:document-meta>
</file>